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36in"/>
    </style:style>
    <style:style style:name="ro1" style:family="table-row">
      <style:table-row-properties style:row-height="1.00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Error">
      <style:text-properties style:font-weight-asian="bold" style:font-weight-complex="bold"/>
    </style:style>
    <style:style style:name="ce1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 style:data-style-name="N4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style:use-window-font-color="true"/>
      <style:map style:condition="cell-content-is-between(0,10)" style:apply-style-name="Good" style:base-cell-address="Sheet1.B9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Error" style:data-style-name="N81">
      <style:text-properties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map style:condition="cell-content-is-between(0,10)" style:apply-style-name="Good" style:base-cell-address="Sheet1.B9"/>
      <style:map style:condition="cell-content-is-between(10,100)" style:apply-style-name="Note" style:base-cell-address="Sheet1.B9"/>
      <style:map style:condition="cell-content-is-between(100,1000)" style:apply-style-name="Bad" style:base-cell-address="Sheet1.B9"/>
      <style:map style:condition="cell-content()&gt;1000" style:apply-style-name="Error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 table:number-columns-spanned="13" table:number-rows-spanned="1">
            <text:p>Mesh quality criteria:</text:p>
            <text:p>each block is treated as a single cell for which non-orthogonality, inner angle and aspect ratio is calculated. Non-ortho and aspect ratio are transcribed from checkMesh directly, inner angle is just the angle between edges at each corner.</text:p>
            <text:p>To obtain a single value that is used for optimization, each of the criteria is first converted to a number with an exponential function, then those numbers are summed up.</text:p>
            <text:p>The idea is that good and acceptable angles/aspect ratios will yield small values but the worse it gets, the faster that number grows.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on-orthogonality</text:p>
          </table:table-cell>
          <table:table-cell table:number-columns-repeated="2"/>
          <table:table-cell table:style-name="ce13" office:value-type="string" calcext:value-type="string">
            <text:p>Inner angle</text:p>
          </table:table-cell>
          <table:table-cell table:number-columns-repeated="2"/>
          <table:table-cell table:style-name="ce13" office:value-type="string" calcext:value-type="string">
            <text:p>Aspect ratio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base</text:p>
          </table:table-cell>
          <table:table-cell table:style-name="ce16" office:value-type="float" office:value="1.5" calcext:value-type="float">
            <text:p>1.50</text:p>
          </table:table-cell>
          <table:table-cell table:style-name="ce14"/>
          <table:table-cell table:style-name="ce14" office:value-type="string" calcext:value-type="string">
            <text:p>base</text:p>
          </table:table-cell>
          <table:table-cell table:style-name="ce16" office:value-type="float" office:value="1.5" calcext:value-type="float">
            <text:p>1.50</text:p>
          </table:table-cell>
          <table:table-cell table:style-name="ce14"/>
          <table:table-cell table:style-name="ce14" office:value-type="string" calcext:value-type="string">
            <text:p>base</text:p>
          </table:table-cell>
          <table:table-cell table:style-name="ce16" office:value-type="float" office:value="3" calcext:value-type="float">
            <text:p>3.00</text:p>
          </table:table-cell>
          <table:table-cell table:style-name="ce14" table:number-columns-repeated="1016"/>
        </table:table-row>
        <table:table-row table:style-name="ro2">
          <table:table-cell office:value-type="string" calcext:value-type="string">
            <text:p>exponent</text:p>
          </table:table-cell>
          <table:table-cell table:style-name="ce17" office:value-type="float" office:value="0.25" calcext:value-type="float">
            <text:p>0.25</text:p>
          </table:table-cell>
          <table:table-cell/>
          <table:table-cell office:value-type="string" calcext:value-type="string">
            <text:p>exponent</text:p>
          </table:table-cell>
          <table:table-cell table:style-name="ce17" office:value-type="float" office:value="0.25" calcext:value-type="float">
            <text:p>0.25</text:p>
          </table:table-cell>
          <table:table-cell/>
          <table:table-cell office:value-type="string" calcext:value-type="string">
            <text:p>exponent</text:p>
          </table:table-cell>
          <table:table-cell table:style-name="ce17" office:value-type="float" office:value="2.5" calcext:value-type="float">
            <text:p>2.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ctor</text:p>
          </table:table-cell>
          <table:table-cell table:style-name="ce17" office:value-type="float" office:value="0.5" calcext:value-type="float">
            <text:p>0.50</text:p>
          </table:table-cell>
          <table:table-cell/>
          <table:table-cell office:value-type="string" calcext:value-type="string">
            <text:p>factor</text:p>
          </table:table-cell>
          <table:table-cell table:style-name="ce17" office:value-type="float" office:value="0.5" calcext:value-type="float">
            <text:p>0.50</text:p>
          </table:table-cell>
          <table:table-cell/>
          <table:table-cell office:value-type="string" calcext:value-type="string">
            <text:p>factor</text:p>
          </table:table-cell>
          <table:table-cell table:style-name="ce17" office:value-type="float" office:value="3" calcext:value-type="float">
            <text:p>3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Angle</text:p>
          </table:table-cell>
          <table:table-cell table:style-name="ce13" office:value-type="string" calcext:value-type="string">
            <text:p>Quality</text:p>
          </table:table-cell>
          <table:table-cell/>
          <table:table-cell table:style-name="ce20" office:value-type="string" calcext:value-type="string">
            <text:p>Angle</text:p>
          </table:table-cell>
          <table:table-cell table:style-name="ce20" office:value-type="string" calcext:value-type="string">
            <text:p>Quality</text:p>
          </table:table-cell>
          <table:table-cell/>
          <table:table-cell table:style-name="ce13" office:value-type="string" calcext:value-type="string">
            <text:p>Max/Min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Quality</text:p>
          </table:table-cell>
          <table:table-cell/>
          <table:table-cell table:style-name="ce13" office:value-type="string" calcext:value-type="string">
            <text:p>Legend</text:p>
          </table:table-cell>
          <table:table-cell office:value-type="string" calcext:value-type="string">
            <text:p>Min crit</text:p>
          </table:table-cell>
          <table:table-cell office:value-type="string" calcext:value-type="string">
            <text:p>Max crit</text:p>
          </table:table-cell>
          <table:table-cell table:number-columns-repeated="1011"/>
        </table:table-row>
        <table:table-row table:style-name="ro2">
          <table:table-cell table:style-name="Good" office:value-type="float" office:value="0" calcext:value-type="float">
            <text:p>0</text:p>
          </table:table-cell>
          <table:table-cell table:style-name="ce18" table:formula="of:=[.$B$6]*[.$B$4]^([.$B$5]*[.A9])-[.$B$6]" office:value-type="float" office:value="0" calcext:value-type="float">
            <text:p>0</text:p>
          </table:table-cell>
          <table:table-cell/>
          <table:table-cell table:style-name="ce15" office:value-type="float" office:value="-90" calcext:value-type="float">
            <text:p>-90</text:p>
          </table:table-cell>
          <table:table-cell table:style-name="ce18" table:formula="of:=[.$E$6]*[.$E$4]^([.$E$5]*ABS([.D9]))-[.$E$6]" office:value-type="float" office:value="4581.1650170036" calcext:value-type="float">
            <text:p>4581.1650170036</text:p>
          </table:table-cell>
          <table:table-cell/>
          <table:table-cell table:style-name="ce21" office:value-type="float" office:value="1000000" calcext:value-type="float">
            <text:p>1.00E+06</text:p>
          </table:table-cell>
          <table:table-cell table:style-name="ce19" table:formula="of:=LOG([.G9])" office:value-type="float" office:value="6" calcext:value-type="float">
            <text:p>6</text:p>
          </table:table-cell>
          <table:table-cell table:style-name="ce18" table:formula="of:=[.$H$6]*[.$H$4]^([.H9]*[.$H$5])" office:value-type="float" office:value="43046720.9999999" calcext:value-type="float">
            <text:p>43046720.9999999</text:p>
          </table:table-cell>
          <table:table-cell/>
          <table:table-cell table:style-name="Good" office:value-type="string" calcext:value-type="string">
            <text:p>Good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Good" office:value-type="float" office:value="5" calcext:value-type="float">
            <text:p>5</text:p>
          </table:table-cell>
          <table:table-cell table:style-name="ce18" table:formula="of:=[.$B$6]*[.$B$4]^([.$B$5]*[.A10])-[.$B$6]" office:value-type="float" office:value="0.330011439775241" calcext:value-type="float">
            <text:p>0.330011439775241</text:p>
          </table:table-cell>
          <table:table-cell/>
          <table:table-cell table:style-name="Bad" office:value-type="float" office:value="-80" calcext:value-type="float">
            <text:p>-80</text:p>
          </table:table-cell>
          <table:table-cell table:style-name="ce18" table:formula="of:=[.$E$6]*[.$E$4]^([.$E$5]*ABS([.D10]))-[.$E$6]" office:value-type="float" office:value="1662.12836503983" calcext:value-type="float">
            <text:p>1662.12836503983</text:p>
          </table:table-cell>
          <table:table-cell/>
          <table:table-cell table:style-name="ce21" office:value-type="float" office:value="100000" calcext:value-type="float">
            <text:p>1.00E+05</text:p>
          </table:table-cell>
          <table:table-cell table:style-name="ce19" table:formula="of:=LOG([.G10])" office:value-type="float" office:value="5" calcext:value-type="float">
            <text:p>5</text:p>
          </table:table-cell>
          <table:table-cell table:style-name="ce18" table:formula="of:=[.$H$6]*[.$H$4]^([.H10]*[.$H$5])" office:value-type="float" office:value="2761448.43967564" calcext:value-type="float">
            <text:p>2761448.43967564</text:p>
          </table:table-cell>
          <table:table-cell/>
          <table:table-cell table:style-name="Note" office:value-type="string" calcext:value-type="string">
            <text:p>Acceptable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table:style-name="Good" office:value-type="float" office:value="10" calcext:value-type="float">
            <text:p>10</text:p>
          </table:table-cell>
          <table:table-cell table:style-name="ce18" table:formula="of:=[.$B$6]*[.$B$4]^([.$B$5]*[.A11])-[.$B$6]" office:value-type="float" office:value="0.877837980315538" calcext:value-type="float">
            <text:p>0.877837980315538</text:p>
          </table:table-cell>
          <table:table-cell/>
          <table:table-cell table:style-name="Bad" office:value-type="float" office:value="-70" calcext:value-type="float">
            <text:p>-70</text:p>
          </table:table-cell>
          <table:table-cell table:style-name="ce18" table:formula="of:=[.$E$6]*[.$E$4]^([.$E$5]*ABS([.D11]))-[.$E$6]" office:value-type="float" office:value="602.846833514877" calcext:value-type="float">
            <text:p>602.846833514877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9" table:formula="of:=LOG([.G11])" office:value-type="float" office:value="4" calcext:value-type="float">
            <text:p>4</text:p>
          </table:table-cell>
          <table:table-cell table:style-name="ce18" table:formula="of:=[.$H$6]*[.$H$4]^([.H11]*[.$H$5])" office:value-type="float" office:value="177147" calcext:value-type="float">
            <text:p>177147</text:p>
          </table:table-cell>
          <table:table-cell/>
          <table:table-cell table:style-name="Bad" office:value-type="string" calcext:value-type="string">
            <text:p>Bad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1011"/>
        </table:table-row>
        <table:table-row table:style-name="ro2">
          <table:table-cell table:style-name="Good" office:value-type="float" office:value="15" calcext:value-type="float">
            <text:p>15</text:p>
          </table:table-cell>
          <table:table-cell table:style-name="ce18" table:formula="of:=[.$B$6]*[.$B$4]^([.$B$5]*[.A12])-[.$B$6]" office:value-type="float" office:value="1.78724257163742" calcext:value-type="float">
            <text:p>1.78724257163742</text:p>
          </table:table-cell>
          <table:table-cell/>
          <table:table-cell table:style-name="Note" office:value-type="float" office:value="-60" calcext:value-type="float">
            <text:p>-60</text:p>
          </table:table-cell>
          <table:table-cell table:style-name="ce18" table:formula="of:=[.$E$6]*[.$E$4]^([.$E$5]*ABS([.D12]))-[.$E$6]" office:value-type="float" office:value="218.44694519043" calcext:value-type="float">
            <text:p>218.44694519043</text:p>
          </table:table-cell>
          <table:table-cell/>
          <table:table-cell table:style-name="ce15" office:value-type="float" office:value="1000" calcext:value-type="float">
            <text:p>1000</text:p>
          </table:table-cell>
          <table:table-cell table:style-name="ce19" table:formula="of:=LOG([.G12])" office:value-type="float" office:value="3" calcext:value-type="float">
            <text:p>3</text:p>
          </table:table-cell>
          <table:table-cell table:style-name="ce18" table:formula="of:=[.$H$6]*[.$H$4]^([.H12]*[.$H$5])" office:value-type="float" office:value="11363.9853484594" calcext:value-type="float">
            <text:p>11363.9853484594</text:p>
          </table:table-cell>
          <table:table-cell/>
          <table:table-cell table:style-name="ce15" office:value-type="string" calcext:value-type="string">
            <text:p>Fatal</text:p>
          </table:table-cell>
          <table:table-cell table:style-name="ce23" office:value-type="float" office:value="1000" calcext:value-type="float">
            <text:p>10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Good" office:value-type="float" office:value="20" calcext:value-type="float">
            <text:p>20</text:p>
          </table:table-cell>
          <table:table-cell table:style-name="ce18" table:formula="of:=[.$B$6]*[.$B$4]^([.$B$5]*[.A13])-[.$B$6]" office:value-type="float" office:value="3.296875" calcext:value-type="float">
            <text:p>3.296875</text:p>
          </table:table-cell>
          <table:table-cell/>
          <table:table-cell table:style-name="Note" office:value-type="float" office:value="-50" calcext:value-type="float">
            <text:p>-50</text:p>
          </table:table-cell>
          <table:table-cell table:style-name="ce18" table:formula="of:=[.$E$6]*[.$E$4]^([.$E$5]*ABS([.D13]))-[.$E$6]" office:value-type="float" office:value="78.9530809566916" calcext:value-type="float">
            <text:p>78.9530809566916</text:p>
          </table:table-cell>
          <table:table-cell/>
          <table:table-cell table:style-name="Bad" office:value-type="float" office:value="100" calcext:value-type="float">
            <text:p>100</text:p>
          </table:table-cell>
          <table:table-cell table:style-name="ce19" table:formula="of:=LOG([.G13])" office:value-type="float" office:value="2" calcext:value-type="float">
            <text:p>2</text:p>
          </table:table-cell>
          <table:table-cell table:style-name="ce18" table:formula="of:=[.$H$6]*[.$H$4]^([.H13]*[.$H$5])" office:value-type="float" office:value="729" calcext:value-type="float">
            <text:p>729</text:p>
          </table:table-cell>
          <table:table-cell table:number-columns-repeated="1015"/>
        </table:table-row>
        <table:table-row table:style-name="ro2">
          <table:table-cell table:style-name="Good" office:value-type="float" office:value="25" calcext:value-type="float">
            <text:p>25</text:p>
          </table:table-cell>
          <table:table-cell table:style-name="ce18" table:formula="of:=[.$B$6]*[.$B$4]^([.$B$5]*[.A14])-[.$B$6]" office:value-type="float" office:value="5.80289937079324" calcext:value-type="float">
            <text:p>5.80289937079324</text:p>
          </table:table-cell>
          <table:table-cell/>
          <table:table-cell table:style-name="Good" office:value-type="float" office:value="-40" calcext:value-type="float">
            <text:p>-40</text:p>
          </table:table-cell>
          <table:table-cell table:style-name="ce18" table:formula="of:=[.$E$6]*[.$E$4]^([.$E$5]*ABS([.D14]))-[.$E$6]" office:value-type="float" office:value="28.33251953125" calcext:value-type="float">
            <text:p>28.33251953125</text:p>
          </table:table-cell>
          <table:table-cell/>
          <table:table-cell table:style-name="Note" office:value-type="float" office:value="10" calcext:value-type="float">
            <text:p>10</text:p>
          </table:table-cell>
          <table:table-cell table:style-name="ce19" table:formula="of:=LOG([.G14])" office:value-type="float" office:value="1" calcext:value-type="float">
            <text:p>1</text:p>
          </table:table-cell>
          <table:table-cell table:style-name="ce18" table:formula="of:=[.$H$6]*[.$H$4]^([.H14]*[.$H$5])" office:value-type="float" office:value="46.7653718043597" calcext:value-type="float">
            <text:p>46.7653718043597</text:p>
          </table:table-cell>
          <table:table-cell table:number-columns-repeated="1015"/>
        </table:table-row>
        <table:table-row table:style-name="ro2">
          <table:table-cell table:style-name="Good" office:value-type="float" office:value="30" calcext:value-type="float">
            <text:p>30</text:p>
          </table:table-cell>
          <table:table-cell table:style-name="ce18" table:formula="of:=[.$B$6]*[.$B$4]^([.$B$5]*[.A15])-[.$B$6]" office:value-type="float" office:value="9.96295716302111" calcext:value-type="float">
            <text:p>9.96295716302111</text:p>
          </table:table-cell>
          <table:table-cell/>
          <table:table-cell table:style-name="Good" office:value-type="float" office:value="-30" calcext:value-type="float">
            <text:p>-30</text:p>
          </table:table-cell>
          <table:table-cell table:style-name="ce18" table:formula="of:=[.$E$6]*[.$E$4]^([.$E$5]*ABS([.D15]))-[.$E$6]" office:value-type="float" office:value="9.96295716302111" calcext:value-type="float">
            <text:p>9.96295716302111</text:p>
          </table:table-cell>
          <table:table-cell/>
          <table:table-cell table:style-name="Good" office:value-type="float" office:value="5" calcext:value-type="float">
            <text:p>5</text:p>
          </table:table-cell>
          <table:table-cell table:style-name="ce19" table:formula="of:=LOG([.G15])" office:value-type="float" office:value="0.698970004336019" calcext:value-type="float">
            <text:p>0.698970004336019</text:p>
          </table:table-cell>
          <table:table-cell table:style-name="ce18" table:formula="of:=[.$H$6]*[.$H$4]^([.H15]*[.$H$5])" office:value-type="float" office:value="20.4576087458861" calcext:value-type="float">
            <text:p>20.4576087458861</text:p>
          </table:table-cell>
          <table:table-cell table:number-columns-repeated="1015"/>
        </table:table-row>
        <table:table-row table:style-name="ro2">
          <table:table-cell table:style-name="Good" office:value-type="float" office:value="35" calcext:value-type="float">
            <text:p>35</text:p>
          </table:table-cell>
          <table:table-cell table:style-name="ce18" table:formula="of:=[.$B$6]*[.$B$4]^([.$B$5]*[.A16])-[.$B$6]" office:value-type="float" office:value="16.8687482783717" calcext:value-type="float">
            <text:p>16.8687482783717</text:p>
          </table:table-cell>
          <table:table-cell/>
          <table:table-cell table:style-name="Good" office:value-type="float" office:value="-20" calcext:value-type="float">
            <text:p>-20</text:p>
          </table:table-cell>
          <table:table-cell table:style-name="ce18" table:formula="of:=[.$E$6]*[.$E$4]^([.$E$5]*ABS([.D16]))-[.$E$6]" office:value-type="float" office:value="3.296875" calcext:value-type="float">
            <text:p>3.296875</text:p>
          </table:table-cell>
          <table:table-cell/>
          <table:table-cell table:style-name="Good" office:value-type="float" office:value="2" calcext:value-type="float">
            <text:p>2</text:p>
          </table:table-cell>
          <table:table-cell table:style-name="ce19" table:formula="of:=LOG([.G16])" office:value-type="float" office:value="0.301029995663981" calcext:value-type="float">
            <text:p>0.301029995663981</text:p>
          </table:table-cell>
          <table:table-cell table:style-name="ce18" table:formula="of:=[.$H$6]*[.$H$4]^([.H16]*[.$H$5])" office:value-type="float" office:value="6.85789415350374" calcext:value-type="float">
            <text:p>6.85789415350374</text:p>
          </table:table-cell>
          <table:table-cell table:number-columns-repeated="1015"/>
        </table:table-row>
        <table:table-row table:style-name="ro2">
          <table:table-cell table:style-name="Good" office:value-type="float" office:value="40" calcext:value-type="float">
            <text:p>40</text:p>
          </table:table-cell>
          <table:table-cell table:style-name="ce18" table:formula="of:=[.$B$6]*[.$B$4]^([.$B$5]*[.A17])-[.$B$6]" office:value-type="float" office:value="28.33251953125" calcext:value-type="float">
            <text:p>28.33251953125</text:p>
          </table:table-cell>
          <table:table-cell/>
          <table:table-cell table:style-name="Good" office:value-type="float" office:value="-10" calcext:value-type="float">
            <text:p>-10</text:p>
          </table:table-cell>
          <table:table-cell table:style-name="ce18" table:formula="of:=[.$E$6]*[.$E$4]^([.$E$5]*ABS([.D17]))-[.$E$6]" office:value-type="float" office:value="0.877837980315538" calcext:value-type="float">
            <text:p>0.877837980315538</text:p>
          </table:table-cell>
          <table:table-cell/>
          <table:table-cell table:style-name="Good" office:value-type="float" office:value="1" calcext:value-type="float">
            <text:p>1</text:p>
          </table:table-cell>
          <table:table-cell table:style-name="ce19" table:formula="of:=LOG([.G17])" office:value-type="float" office:value="0" calcext:value-type="float">
            <text:p>0</text:p>
          </table:table-cell>
          <table:table-cell table:style-name="ce18" table:formula="of:=[.$H$6]*[.$H$4]^([.H17]*[.$H$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Note" office:value-type="float" office:value="45" calcext:value-type="float">
            <text:p>45</text:p>
          </table:table-cell>
          <table:table-cell table:style-name="ce18" table:formula="of:=[.$B$6]*[.$B$4]^([.$B$5]*[.A18])-[.$B$6]" office:value-type="float" office:value="47.3626420969612" calcext:value-type="float">
            <text:p>47.3626420969612</text:p>
          </table:table-cell>
          <table:table-cell/>
          <table:table-cell table:style-name="Good" office:value-type="float" office:value="0" calcext:value-type="float">
            <text:p>0</text:p>
          </table:table-cell>
          <table:table-cell table:style-name="ce18" table:formula="of:=[.$E$6]*[.$E$4]^([.$E$5]*ABS([.D18]))-[.$E$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Note" office:value-type="float" office:value="50" calcext:value-type="float">
            <text:p>50</text:p>
          </table:table-cell>
          <table:table-cell table:style-name="ce18" table:formula="of:=[.$B$6]*[.$B$4]^([.$B$5]*[.A19])-[.$B$6]" office:value-type="float" office:value="78.9530809566916" calcext:value-type="float">
            <text:p>78.9530809566916</text:p>
          </table:table-cell>
          <table:table-cell/>
          <table:table-cell table:style-name="Good" office:value-type="float" office:value="10" calcext:value-type="float">
            <text:p>10</text:p>
          </table:table-cell>
          <table:table-cell table:style-name="ce18" table:formula="of:=[.$E$6]*[.$E$4]^([.$E$5]*ABS([.D19]))-[.$E$6]" office:value-type="float" office:value="0.877837980315538" calcext:value-type="float">
            <text:p>0.877837980315538</text:p>
          </table:table-cell>
          <table:table-cell table:number-columns-repeated="1019"/>
        </table:table-row>
        <table:table-row table:style-name="ro2">
          <table:table-cell table:style-name="Note" office:value-type="float" office:value="55" calcext:value-type="float">
            <text:p>55</text:p>
          </table:table-cell>
          <table:table-cell table:style-name="ce18" table:formula="of:=[.$B$6]*[.$B$4]^([.$B$5]*[.A20])-[.$B$6]" office:value-type="float" office:value="131.393932238885" calcext:value-type="float">
            <text:p>131.393932238885</text:p>
          </table:table-cell>
          <table:table-cell/>
          <table:table-cell table:style-name="Good" office:value-type="float" office:value="20" calcext:value-type="float">
            <text:p>20</text:p>
          </table:table-cell>
          <table:table-cell table:style-name="ce18" table:formula="of:=[.$E$6]*[.$E$4]^([.$E$5]*ABS([.D20]))-[.$E$6]" office:value-type="float" office:value="3.296875" calcext:value-type="float">
            <text:p>3.296875</text:p>
          </table:table-cell>
          <table:table-cell table:number-columns-repeated="1019"/>
        </table:table-row>
        <table:table-row table:style-name="ro2">
          <table:table-cell table:style-name="Note" office:value-type="float" office:value="60" calcext:value-type="float">
            <text:p>60</text:p>
          </table:table-cell>
          <table:table-cell table:style-name="ce18" table:formula="of:=[.$B$6]*[.$B$4]^([.$B$5]*[.A21])-[.$B$6]" office:value-type="float" office:value="218.44694519043" calcext:value-type="float">
            <text:p>218.44694519043</text:p>
          </table:table-cell>
          <table:table-cell/>
          <table:table-cell table:style-name="Good" office:value-type="float" office:value="30" calcext:value-type="float">
            <text:p>30</text:p>
          </table:table-cell>
          <table:table-cell table:style-name="ce18" table:formula="of:=[.$E$6]*[.$E$4]^([.$E$5]*ABS([.D21]))-[.$E$6]" office:value-type="float" office:value="9.96295716302111" calcext:value-type="float">
            <text:p>9.96295716302111</text:p>
          </table:table-cell>
          <table:table-cell table:number-columns-repeated="1019"/>
        </table:table-row>
        <table:table-row table:style-name="ro2">
          <table:table-cell table:style-name="Note" office:value-type="float" office:value="65" calcext:value-type="float">
            <text:p>65</text:p>
          </table:table-cell>
          <table:table-cell table:style-name="ce18" table:formula="of:=[.$B$6]*[.$B$4]^([.$B$5]*[.A22])-[.$B$6]" office:value-type="float" office:value="362.956938423799" calcext:value-type="float">
            <text:p>362.956938423799</text:p>
          </table:table-cell>
          <table:table-cell/>
          <table:table-cell table:style-name="Good" office:value-type="float" office:value="40" calcext:value-type="float">
            <text:p>40</text:p>
          </table:table-cell>
          <table:table-cell table:style-name="ce18" table:formula="of:=[.$E$6]*[.$E$4]^([.$E$5]*ABS([.D22]))-[.$E$6]" office:value-type="float" office:value="28.33251953125" calcext:value-type="float">
            <text:p>28.33251953125</text:p>
          </table:table-cell>
          <table:table-cell table:number-columns-repeated="1019"/>
        </table:table-row>
        <table:table-row table:style-name="ro2">
          <table:table-cell table:style-name="Note" office:value-type="float" office:value="70" calcext:value-type="float">
            <text:p>70</text:p>
          </table:table-cell>
          <table:table-cell table:style-name="ce18" table:formula="of:=[.$B$6]*[.$B$4]^([.$B$5]*[.A23])-[.$B$6]" office:value-type="float" office:value="602.846833514877" calcext:value-type="float">
            <text:p>602.846833514877</text:p>
          </table:table-cell>
          <table:table-cell/>
          <table:table-cell table:style-name="Note" office:value-type="float" office:value="50" calcext:value-type="float">
            <text:p>50</text:p>
          </table:table-cell>
          <table:table-cell table:style-name="ce18" table:formula="of:=[.$E$6]*[.$E$4]^([.$E$5]*ABS([.D23]))-[.$E$6]" office:value-type="float" office:value="78.9530809566916" calcext:value-type="float">
            <text:p>78.9530809566916</text:p>
          </table:table-cell>
          <table:table-cell table:number-columns-repeated="1019"/>
        </table:table-row>
        <table:table-row table:style-name="ro2">
          <table:table-cell table:style-name="Note" office:value-type="float" office:value="75" calcext:value-type="float">
            <text:p>75</text:p>
          </table:table-cell>
          <table:table-cell table:style-name="ce18" table:formula="of:=[.$B$6]*[.$B$4]^([.$B$5]*[.A24])-[.$B$6]" office:value-type="float" office:value="1001.06954793903" calcext:value-type="float">
            <text:p>1001.06954793903</text:p>
          </table:table-cell>
          <table:table-cell/>
          <table:table-cell table:style-name="Note" office:value-type="float" office:value="60" calcext:value-type="float">
            <text:p>60</text:p>
          </table:table-cell>
          <table:table-cell table:style-name="ce18" table:formula="of:=[.$E$6]*[.$E$4]^([.$E$5]*ABS([.D24]))-[.$E$6]" office:value-type="float" office:value="218.44694519043" calcext:value-type="float">
            <text:p>218.44694519043</text:p>
          </table:table-cell>
          <table:table-cell table:number-columns-repeated="1019"/>
        </table:table-row>
        <table:table-row table:style-name="ro2">
          <table:table-cell table:style-name="Bad" office:value-type="float" office:value="80" calcext:value-type="float">
            <text:p>80</text:p>
          </table:table-cell>
          <table:table-cell table:style-name="ce18" table:formula="of:=[.$B$6]*[.$B$4]^([.$B$5]*[.A25])-[.$B$6]" office:value-type="float" office:value="1662.12836503983" calcext:value-type="float">
            <text:p>1662.12836503983</text:p>
          </table:table-cell>
          <table:table-cell/>
          <table:table-cell table:style-name="Bad" office:value-type="float" office:value="70" calcext:value-type="float">
            <text:p>70</text:p>
          </table:table-cell>
          <table:table-cell table:style-name="ce18" table:formula="of:=[.$E$6]*[.$E$4]^([.$E$5]*ABS([.D25]))-[.$E$6]" office:value-type="float" office:value="602.846833514877" calcext:value-type="float">
            <text:p>602.846833514877</text:p>
          </table:table-cell>
          <table:table-cell table:number-columns-repeated="1019"/>
        </table:table-row>
        <table:table-row table:style-name="ro2">
          <table:table-cell table:style-name="Bad" office:value-type="float" office:value="85" calcext:value-type="float">
            <text:p>85</text:p>
          </table:table-cell>
          <table:table-cell table:style-name="ce18" table:formula="of:=[.$B$6]*[.$B$4]^([.$B$5]*[.A26])-[.$B$6]" office:value-type="float" office:value="2759.50112615572" calcext:value-type="float">
            <text:p>2759.50112615572</text:p>
          </table:table-cell>
          <table:table-cell/>
          <table:table-cell table:style-name="Bad" office:value-type="float" office:value="80" calcext:value-type="float">
            <text:p>80</text:p>
          </table:table-cell>
          <table:table-cell table:style-name="ce18" table:formula="of:=[.$E$6]*[.$E$4]^([.$E$5]*ABS([.D26]))-[.$E$6]" office:value-type="float" office:value="1662.12836503983" calcext:value-type="float">
            <text:p>1662.12836503983</text:p>
          </table:table-cell>
          <table:table-cell table:number-columns-repeated="1019"/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8" table:formula="of:=[.$B$6]*[.$B$4]^([.$B$5]*[.A27])-[.$B$6]" office:value-type="float" office:value="4581.1650170036" calcext:value-type="float">
            <text:p>4581.1650170036</text:p>
          </table:table-cell>
          <table:table-cell table:style-name="ce19"/>
          <table:table-cell table:style-name="ce15" office:value-type="float" office:value="90" calcext:value-type="float">
            <text:p>90</text:p>
          </table:table-cell>
          <table:table-cell table:style-name="ce18" table:formula="of:=[.$E$6]*[.$E$4]^([.$E$5]*ABS([.D27]))-[.$E$6]" office:value-type="float" office:value="4581.1650170036" calcext:value-type="float">
            <text:p>4581.1650170036</text:p>
          </table:table-cell>
          <table:table-cell table:number-columns-repeated="1019"/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8" table:formula="of:=[.$B$6]*[.$B$4]^([.$B$5]*[.A28])-[.$B$6]" office:value-type="float" office:value="7605.16875466202" calcext:value-type="float">
            <text:p>7605.16875466202</text:p>
          </table:table-cell>
          <table:table-cell table:style-name="ce19"/>
          <table:table-cell table:style-name="ce15" office:value-type="float" office:value="100" calcext:value-type="float">
            <text:p>100</text:p>
          </table:table-cell>
          <table:table-cell table:style-name="ce18" table:formula="of:=[.$E$6]*[.$E$4]^([.$E$5]*ABS([.D28]))-[.$E$6]" office:value-type="float" office:value="12625.0841470212" calcext:value-type="float">
            <text:p>12625.0841470212</text:p>
          </table:table-cell>
          <table:table-cell table:number-columns-repeated="1019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8" table:formula="of:=[.$B$6]*[.$B$4]^([.$B$5]*[.A29])-[.$B$6]" office:value-type="float" office:value="12625.0841470212" calcext:value-type="float">
            <text:p>12625.0841470212</text:p>
          </table:table-cell>
          <table:table-cell table:style-name="ce19"/>
          <table:table-cell table:style-name="ce15" office:value-type="float" office:value="110" calcext:value-type="float">
            <text:p>110</text:p>
          </table:table-cell>
          <table:table-cell table:style-name="ce18" table:formula="of:=[.$E$6]*[.$E$4]^([.$E$5]*ABS([.D29]))-[.$E$6]" office:value-type="float" office:value="34791.518722871" calcext:value-type="float">
            <text:p>34791.518722871</text:p>
          </table:table-cell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9:Sheet1.B29 Sheet1.E9:Sheet1.E29 Sheet1.I9:Sheet1.I17">
            <calcext:condition calcext:apply-style-name="Good" calcext:value="between(0,10)" calcext:base-cell-address="Sheet1.B9"/>
          </calcext:conditional-format>
          <calcext:conditional-format calcext:target-range-address="Sheet1.B9:Sheet1.B29 Sheet1.E9:Sheet1.E29 Sheet1.L9:Sheet1.M11 Sheet1.I9:Sheet1.I17 Sheet1.L12:Sheet1.L12">
            <calcext:condition calcext:apply-style-name="Good" calcext:value="between(0,10)" calcext:base-cell-address="Sheet1.B9"/>
            <calcext:condition calcext:apply-style-name="Note" calcext:value="between(10,100)" calcext:base-cell-address="Sheet1.B9"/>
            <calcext:condition calcext:apply-style-name="Bad" calcext:value="between(100,1000)" calcext:base-cell-address="Sheet1.B9"/>
            <calcext:condition calcext:apply-style-name="Error" calcext:value="&gt;1000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sl" fo:country="S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5:21:03.264000000</meta:creation-date>
    <dc:date>2025-06-07T23:35:17.408248021</dc:date>
    <meta:editing-duration>P1DT22H16M11S</meta:editing-duration>
    <meta:editing-cycles>22</meta:editing-cycles>
    <meta:generator>LibreOffice/7.3.7.2$Linux_X86_64 LibreOffice_project/30$Build-2</meta:generator>
    <meta:document-statistic meta:table-count="1" meta:cell-count="154" meta:object-count="0"/>
  </office:meta>
</office:document-meta>
</file>